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VGG16_top-5_banner_4</text:p>
          </table:table-cell>
          <table:covered-table-cell table:style-name="ce3"/>
          <table:table-cell/>
          <table:table-cell table:style-name="ce9" office:value-type="string" calcext:value-type="string" table:number-columns-spanned="2" table:number-rows-spanned="1">
            <text:p>VGG19_top-5_banner_5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5" table:number-rows-spanned="1">
            <text:p>Music</text:p>
          </table:table-cell>
          <table:covered-table-cell/>
          <table:covered-table-cell table:style-name="ce6"/>
          <table:covered-table-cell table:number-columns-repeated="2"/>
        </table:table-row>
        <table:table-row table:style-name="ro1">
          <table:table-cell office:value-type="string" calcext:value-type="string">
            <text:p>stage</text:p>
          </table:table-cell>
          <table:table-cell office:value-type="float" office:value="0.466041120609" calcext:value-type="float">
            <text:p>0.4660411206</text:p>
          </table:table-cell>
          <table:table-cell/>
          <table:table-cell office:value-type="string" calcext:value-type="string">
            <text:p>stage</text:p>
          </table:table-cell>
          <table:table-cell office:value-type="float" office:value="0.427517776206" calcext:value-type="float">
            <text:p>0.4275177762</text:p>
          </table:table-cell>
        </table:table-row>
        <table:table-row table:style-name="ro1">
          <table:table-cell office:value-type="string" calcext:value-type="string">
            <text:p>book_jacket</text:p>
          </table:table-cell>
          <table:table-cell office:value-type="float" office:value="0.367950605288" calcext:value-type="float">
            <text:p>0.3679506053</text:p>
          </table:table-cell>
          <table:table-cell/>
          <table:table-cell office:value-type="string" calcext:value-type="string">
            <text:p>book_jacket</text:p>
          </table:table-cell>
          <table:table-cell office:value-type="float" office:value="0.386056419838" calcext:value-type="float">
            <text:p>0.3860564198</text:p>
          </table:table-cell>
        </table:table-row>
        <table:table-row table:style-name="ro1">
          <table:table-cell office:value-type="string" calcext:value-type="string">
            <text:p>electric_guitar</text:p>
          </table:table-cell>
          <table:table-cell office:value-type="float" office:value="0.360092131668" calcext:value-type="float">
            <text:p>0.3600921317</text:p>
          </table:table-cell>
          <table:table-cell/>
          <table:table-cell office:value-type="string" calcext:value-type="string">
            <text:p>electric_guitar</text:p>
          </table:table-cell>
          <table:table-cell office:value-type="float" office:value="0.355614911944" calcext:value-type="float">
            <text:p>0.3556149119</text:p>
          </table:table-cell>
        </table:table-row>
        <table:table-row table:style-name="ro1">
          <table:table-cell office:value-type="string" calcext:value-type="string">
            <text:p>web_site</text:p>
          </table:table-cell>
          <table:table-cell office:value-type="float" office:value="0.342005556392" calcext:value-type="float">
            <text:p>0.3420055564</text:p>
          </table:table-cell>
          <table:table-cell/>
          <table:table-cell office:value-type="string" calcext:value-type="string">
            <text:p>web_site</text:p>
          </table:table-cell>
          <table:table-cell office:value-type="float" office:value="0.339271391457" calcext:value-type="float">
            <text:p>0.3392713915</text:p>
          </table:table-cell>
        </table:table-row>
        <table:table-row table:style-name="ro1">
          <table:table-cell office:value-type="string" calcext:value-type="string">
            <text:p>acoustic_guitar</text:p>
          </table:table-cell>
          <table:table-cell office:value-type="float" office:value="0.270297963572" calcext:value-type="float">
            <text:p>0.2702979636</text:p>
          </table:table-cell>
          <table:table-cell/>
          <table:table-cell office:value-type="string" calcext:value-type="string">
            <text:p>digital_clock</text:p>
          </table:table-cell>
          <table:table-cell office:value-type="float" office:value="0.270070714162" calcext:value-type="float">
            <text:p>0.2700707142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float" office:value="0.246705545678" calcext:value-type="float">
            <text:p>0.2467055457</text:p>
          </table:table-cell>
          <table:table-cell/>
          <table:table-cell office:value-type="string" calcext:value-type="string">
            <text:p>theater_curtain</text:p>
          </table:table-cell>
          <table:table-cell office:value-type="float" office:value="0.256018494986" calcext:value-type="float">
            <text:p>0.256018495</text:p>
          </table:table-cell>
        </table:table-row>
        <table:table-row table:style-name="ro1">
          <table:table-cell office:value-type="string" calcext:value-type="string">
            <text:p>violin</text:p>
          </table:table-cell>
          <table:table-cell office:value-type="float" office:value="0.241614596186" calcext:value-type="float">
            <text:p>0.2416145962</text:p>
          </table:table-cell>
          <table:table-cell/>
          <table:table-cell office:value-type="string" calcext:value-type="string">
            <text:p>acoustic_guitar</text:p>
          </table:table-cell>
          <table:table-cell office:value-type="float" office:value="0.251645005584" calcext:value-type="float">
            <text:p>0.2516450056</text:p>
          </table:table-cell>
        </table:table-row>
        <table:table-row table:style-name="ro1">
          <table:table-cell office:value-type="string" calcext:value-type="string">
            <text:p>comic_book</text:p>
          </table:table-cell>
          <table:table-cell office:value-type="float" office:value="0.238173868907" calcext:value-type="float">
            <text:p>0.2381738689</text:p>
          </table:table-cell>
          <table:table-cell/>
          <table:table-cell office:value-type="string" calcext:value-type="string">
            <text:p>envelope</text:p>
          </table:table-cell>
          <table:table-cell office:value-type="float" office:value="0.246027929567" calcext:value-type="float">
            <text:p>0.2460279296</text:p>
          </table:table-cell>
        </table:table-row>
        <table:table-row table:style-name="ro1">
          <table:table-cell office:value-type="string" calcext:value-type="string">
            <text:p>theater_curtain</text:p>
          </table:table-cell>
          <table:table-cell office:value-type="float" office:value="0.203612398838" calcext:value-type="float">
            <text:p>0.2036123988</text:p>
          </table:table-cell>
          <table:table-cell/>
          <table:table-cell office:value-type="string" calcext:value-type="string">
            <text:p>sax</text:p>
          </table:table-cell>
          <table:table-cell office:value-type="float" office:value="0.219474705664" calcext:value-type="float">
            <text:p>0.2194747057</text:p>
          </table:table-cell>
        </table:table-row>
        <table:table-row table:style-name="ro1">
          <table:table-cell office:value-type="string" calcext:value-type="string">
            <text:p>cello</text:p>
          </table:table-cell>
          <table:table-cell office:value-type="float" office:value="0.191642000536" calcext:value-type="float">
            <text:p>0.1916420005</text:p>
          </table:table-cell>
          <table:table-cell/>
          <table:table-cell office:value-type="string" calcext:value-type="string">
            <text:p>violin</text:p>
          </table:table-cell>
          <table:table-cell office:value-type="float" office:value="0.215920686328" calcext:value-type="float">
            <text:p>0.21592068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Gamesonline</text:p>
          </table:table-cell>
          <table:covered-table-cell/>
          <table:covered-table-cell table:style-name="ce6"/>
          <table:covered-table-cell table:number-columns-repeated="2"/>
        </table:table-row>
        <table:table-row table:style-name="ro1">
          <table:table-cell office:value-type="string" calcext:value-type="string">
            <text:p>comic_book</text:p>
          </table:table-cell>
          <table:table-cell office:value-type="float" office:value="0.454156023052" calcext:value-type="float">
            <text:p>0.4541560231</text:p>
          </table:table-cell>
          <table:table-cell/>
          <table:table-cell office:value-type="string" calcext:value-type="string">
            <text:p>jigsaw_puzzle</text:p>
          </table:table-cell>
          <table:table-cell office:value-type="float" office:value="0.524392613993" calcext:value-type="float">
            <text:p>0.524392614</text:p>
          </table:table-cell>
        </table:table-row>
        <table:table-row table:style-name="ro1">
          <table:table-cell office:value-type="string" calcext:value-type="string">
            <text:p>toyshop</text:p>
          </table:table-cell>
          <table:table-cell office:value-type="float" office:value="0.448318559361" calcext:value-type="float">
            <text:p>0.4483185594</text:p>
          </table:table-cell>
          <table:table-cell/>
          <table:table-cell office:value-type="string" calcext:value-type="string">
            <text:p>comic_book</text:p>
          </table:table-cell>
          <table:table-cell office:value-type="float" office:value="0.49674996867" calcext:value-type="float">
            <text:p>0.4967499687</text:p>
          </table:table-cell>
        </table:table-row>
        <table:table-row table:style-name="ro1">
          <table:table-cell office:value-type="string" calcext:value-type="string">
            <text:p>slot</text:p>
          </table:table-cell>
          <table:table-cell office:value-type="float" office:value="0.44665430315" calcext:value-type="float">
            <text:p>0.4466543032</text:p>
          </table:table-cell>
          <table:table-cell/>
          <table:table-cell office:value-type="string" calcext:value-type="string">
            <text:p>toyshop</text:p>
          </table:table-cell>
          <table:table-cell office:value-type="float" office:value="0.474173242422" calcext:value-type="float">
            <text:p>0.4741732424</text:p>
          </table:table-cell>
        </table:table-row>
        <table:table-row table:style-name="ro1">
          <table:table-cell office:value-type="string" calcext:value-type="string">
            <text:p>jigsaw_puzzle</text:p>
          </table:table-cell>
          <table:table-cell office:value-type="float" office:value="0.349016230311" calcext:value-type="float">
            <text:p>0.3490162303</text:p>
          </table:table-cell>
          <table:table-cell/>
          <table:table-cell office:value-type="string" calcext:value-type="string">
            <text:p>slot</text:p>
          </table:table-cell>
          <table:table-cell office:value-type="float" office:value="0.434121749341" calcext:value-type="float">
            <text:p>0.4341217493</text:p>
          </table:table-cell>
        </table:table-row>
        <table:table-row table:style-name="ro1">
          <table:table-cell office:value-type="string" calcext:value-type="string">
            <text:p>digital_clock</text:p>
          </table:table-cell>
          <table:table-cell office:value-type="float" office:value="0.332376382831" calcext:value-type="float">
            <text:p>0.3323763828</text:p>
          </table:table-cell>
          <table:table-cell/>
          <table:table-cell office:value-type="string" calcext:value-type="string">
            <text:p>digital_clock</text:p>
          </table:table-cell>
          <table:table-cell office:value-type="float" office:value="0.423749446168" calcext:value-type="float">
            <text:p>0.4237494462</text:p>
          </table:table-cell>
        </table:table-row>
        <table:table-row table:style-name="ro1">
          <table:table-cell office:value-type="string" calcext:value-type="string">
            <text:p>web_site</text:p>
          </table:table-cell>
          <table:table-cell office:value-type="float" office:value="0.320592260223" calcext:value-type="float">
            <text:p>0.3205922602</text:p>
          </table:table-cell>
          <table:table-cell/>
          <table:table-cell office:value-type="string" calcext:value-type="string">
            <text:p>container_ship</text:p>
          </table:table-cell>
          <table:table-cell office:value-type="float" office:value="0.411234494297" calcext:value-type="float">
            <text:p>0.4112344943</text:p>
          </table:table-cell>
        </table:table-row>
        <table:table-row table:style-name="ro1">
          <table:table-cell office:value-type="string" calcext:value-type="string">
            <text:p>altar</text:p>
          </table:table-cell>
          <table:table-cell office:value-type="float" office:value="0.309596758828" calcext:value-type="float">
            <text:p>0.3095967588</text:p>
          </table:table-cell>
          <table:table-cell/>
          <table:table-cell office:value-type="string" calcext:value-type="string">
            <text:p>switch</text:p>
          </table:table-cell>
          <table:table-cell office:value-type="float" office:value="0.40287000723" calcext:value-type="float">
            <text:p>0.4028700072</text:p>
          </table:table-cell>
        </table:table-row>
        <table:table-row table:style-name="ro1">
          <table:table-cell office:value-type="string" calcext:value-type="string">
            <text:p>mask</text:p>
          </table:table-cell>
          <table:table-cell office:value-type="float" office:value="0.297563725006" calcext:value-type="float">
            <text:p>0.297563725</text:p>
          </table:table-cell>
          <table:table-cell/>
          <table:table-cell office:value-type="string" calcext:value-type="string">
            <text:p>mask</text:p>
          </table:table-cell>
          <table:table-cell office:value-type="float" office:value="0.393686946128" calcext:value-type="float">
            <text:p>0.3936869461</text:p>
          </table:table-cell>
        </table:table-row>
        <table:table-row table:style-name="ro1">
          <table:table-cell office:value-type="string" calcext:value-type="string">
            <text:p>traffic_light</text:p>
          </table:table-cell>
          <table:table-cell office:value-type="float" office:value="0.295987200029" calcext:value-type="float">
            <text:p>0.2959872</text:p>
          </table:table-cell>
          <table:table-cell/>
          <table:table-cell office:value-type="string" calcext:value-type="string">
            <text:p>traffic_light</text:p>
          </table:table-cell>
          <table:table-cell office:value-type="float" office:value="0.370948771922" calcext:value-type="float">
            <text:p>0.3709487719</text:p>
          </table:table-cell>
        </table:table-row>
        <table:table-row table:style-name="ro1">
          <table:table-cell office:value-type="string" calcext:value-type="string">
            <text:p>maze</text:p>
          </table:table-cell>
          <table:table-cell office:value-type="float" office:value="0.271837477538" calcext:value-type="float">
            <text:p>0.2718374775</text:p>
          </table:table-cell>
          <table:table-cell/>
          <table:table-cell office:value-type="string" calcext:value-type="string">
            <text:p>vending_machine</text:p>
          </table:table-cell>
          <table:table-cell office:value-type="float" office:value="0.370743673403" calcext:value-type="float">
            <text:p>0.37074367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Chat</text:p>
          </table:table-cell>
          <table:covered-table-cell table:style-name="ce4"/>
          <table:covered-table-cell table:style-name="ce7"/>
          <table:covered-table-cell table:number-columns-repeated="2" table:style-name="ce4"/>
        </table:table-row>
        <table:table-row table:style-name="ro1">
          <table:table-cell office:value-type="string" calcext:value-type="string">
            <text:p>web_site</text:p>
          </table:table-cell>
          <table:table-cell office:value-type="float" office:value="0.275903642132" calcext:value-type="float">
            <text:p>0.2759036421</text:p>
          </table:table-cell>
          <table:table-cell/>
          <table:table-cell office:value-type="string" calcext:value-type="string">
            <text:p>digital_clock</text:p>
          </table:table-cell>
          <table:table-cell office:value-type="float" office:value="0.332455370267" calcext:value-type="float">
            <text:p>0.3324553703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float" office:value="0.267851735307" calcext:value-type="float">
            <text:p>0.2678517353</text:p>
          </table:table-cell>
          <table:table-cell/>
          <table:table-cell office:value-type="string" calcext:value-type="string">
            <text:p>web_site</text:p>
          </table:table-cell>
          <table:table-cell office:value-type="float" office:value="0.27346822358" calcext:value-type="float">
            <text:p>0.2734682236</text:p>
          </table:table-cell>
        </table:table-row>
        <table:table-row table:style-name="ro1">
          <table:table-cell office:value-type="string" calcext:value-type="string">
            <text:p>book_jacket</text:p>
          </table:table-cell>
          <table:table-cell office:value-type="float" office:value="0.197459206813" calcext:value-type="float">
            <text:p>0.1974592068</text:p>
          </table:table-cell>
          <table:table-cell/>
          <table:table-cell office:value-type="string" calcext:value-type="string">
            <text:p>envelope</text:p>
          </table:table-cell>
          <table:table-cell office:value-type="float" office:value="0.235561737143" calcext:value-type="float">
            <text:p>0.2355617371</text:p>
          </table:table-cell>
        </table:table-row>
        <table:table-row table:style-name="ro1">
          <table:table-cell office:value-type="string" calcext:value-type="string">
            <text:p>digital_clock</text:p>
          </table:table-cell>
          <table:table-cell office:value-type="float" office:value="0.187905524158" calcext:value-type="float">
            <text:p>0.1879055242</text:p>
          </table:table-cell>
          <table:table-cell/>
          <table:table-cell office:value-type="string" calcext:value-type="string">
            <text:p>book_jacket</text:p>
          </table:table-cell>
          <table:table-cell office:value-type="float" office:value="0.213753472745" calcext:value-type="float">
            <text:p>0.2137534727</text:p>
          </table:table-cell>
        </table:table-row>
        <table:table-row table:style-name="ro1">
          <table:table-cell office:value-type="string" calcext:value-type="string">
            <text:p>picket_fence</text:p>
          </table:table-cell>
          <table:table-cell office:value-type="float" office:value="0.151397997716" calcext:value-type="float">
            <text:p>0.1513979977</text:p>
          </table:table-cell>
          <table:table-cell/>
          <table:table-cell office:value-type="string" calcext:value-type="string">
            <text:p>picket_fence</text:p>
          </table:table-cell>
          <table:table-cell office:value-type="float" office:value="0.167871582792" calcext:value-type="float">
            <text:p>0.1678715828</text:p>
          </table:table-cell>
        </table:table-row>
        <table:table-row table:style-name="ro1">
          <table:table-cell office:value-type="string" calcext:value-type="string">
            <text:p>monitor</text:p>
          </table:table-cell>
          <table:table-cell office:value-type="float" office:value="0.146266079121" calcext:value-type="float">
            <text:p>0.1462660791</text:p>
          </table:table-cell>
          <table:table-cell/>
          <table:table-cell office:value-type="string" calcext:value-type="string">
            <text:p>ballpoint</text:p>
          </table:table-cell>
          <table:table-cell office:value-type="float" office:value="0.167675156469" calcext:value-type="float">
            <text:p>0.1676751565</text:p>
          </table:table-cell>
        </table:table-row>
        <table:table-row table:style-name="ro1">
          <table:table-cell office:value-type="string" calcext:value-type="string">
            <text:p>screwdriver</text:p>
          </table:table-cell>
          <table:table-cell office:value-type="float" office:value="0.133154605888" calcext:value-type="float">
            <text:p>0.1331546059</text:p>
          </table:table-cell>
          <table:table-cell/>
          <table:table-cell office:value-type="string" calcext:value-type="string">
            <text:p>wig</text:p>
          </table:table-cell>
          <table:table-cell office:value-type="float" office:value="0.130349864135" calcext:value-type="float">
            <text:p>0.1303498641</text:p>
          </table:table-cell>
        </table:table-row>
        <table:table-row table:style-name="ro1">
          <table:table-cell office:value-type="string" calcext:value-type="string">
            <text:p>screen</text:p>
          </table:table-cell>
          <table:table-cell office:value-type="float" office:value="0.121539548374" calcext:value-type="float">
            <text:p>0.1215395484</text:p>
          </table:table-cell>
          <table:table-cell/>
          <table:table-cell office:value-type="string" calcext:value-type="string">
            <text:p>monitor</text:p>
          </table:table-cell>
          <table:table-cell office:value-type="float" office:value="0.130349864135" calcext:value-type="float">
            <text:p>0.1303498641</text:p>
          </table:table-cell>
        </table:table-row>
        <table:table-row table:style-name="ro1">
          <table:table-cell office:value-type="string" calcext:value-type="string">
            <text:p>suit</text:p>
          </table:table-cell>
          <table:table-cell office:value-type="float" office:value="0.118000725486" calcext:value-type="float">
            <text:p>0.1180007255</text:p>
          </table:table-cell>
          <table:table-cell/>
          <table:table-cell office:value-type="string" calcext:value-type="string">
            <text:p>matchstick</text:p>
          </table:table-cell>
          <table:table-cell office:value-type="float" office:value="0.12860425495" calcext:value-type="float">
            <text:p>0.128604255</text:p>
          </table:table-cell>
        </table:table-row>
        <table:table-row table:style-name="ro1">
          <table:table-cell office:value-type="string" calcext:value-type="string">
            <text:p>carpenters_kit</text:p>
          </table:table-cell>
          <table:table-cell office:value-type="float" office:value="0.117453538976" calcext:value-type="float">
            <text:p>0.117453539</text:p>
          </table:table-cell>
          <table:table-cell/>
          <table:table-cell office:value-type="string" calcext:value-type="string">
            <text:p>analog_clock</text:p>
          </table:table-cell>
          <table:table-cell office:value-type="float" office:value="0.126216309085" calcext:value-type="float">
            <text:p>0.12621630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Ecommerce</text:p>
          </table:table-cell>
          <table:covered-table-cell/>
          <table:covered-table-cell table:style-name="ce6"/>
          <table:covered-table-cell table:number-columns-repeated="2"/>
        </table:table-row>
        <table:table-row table:style-name="ro1">
          <table:table-cell office:value-type="string" calcext:value-type="string">
            <text:p>web_site</text:p>
          </table:table-cell>
          <table:table-cell office:value-type="float" office:value="0.297699498254" calcext:value-type="float">
            <text:p>0.2976994983</text:p>
          </table:table-cell>
          <table:table-cell/>
          <table:table-cell office:value-type="string" calcext:value-type="string">
            <text:p>web_site</text:p>
          </table:table-cell>
          <table:table-cell office:value-type="float" office:value="0.331139138891" calcext:value-type="float">
            <text:p>0.3311391389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float" office:value="0.259539938228" calcext:value-type="float">
            <text:p>0.2595399382</text:p>
          </table:table-cell>
          <table:table-cell/>
          <table:table-cell office:value-type="string" calcext:value-type="string">
            <text:p>envelope</text:p>
          </table:table-cell>
          <table:table-cell office:value-type="float" office:value="0.280626388891" calcext:value-type="float">
            <text:p>0.2806263889</text:p>
          </table:table-cell>
        </table:table-row>
        <table:table-row table:style-name="ro1">
          <table:table-cell office:value-type="string" calcext:value-type="string">
            <text:p>book_jacket</text:p>
          </table:table-cell>
          <table:table-cell office:value-type="float" office:value="0.20972907082" calcext:value-type="float">
            <text:p>0.2097290708</text:p>
          </table:table-cell>
          <table:table-cell/>
          <table:table-cell office:value-type="string" calcext:value-type="string">
            <text:p>digital_clock</text:p>
          </table:table-cell>
          <table:table-cell office:value-type="float" office:value="0.268401216038" calcext:value-type="float">
            <text:p>0.268401216</text:p>
          </table:table-cell>
        </table:table-row>
        <table:table-row table:style-name="ro1">
          <table:table-cell office:value-type="string" calcext:value-type="string">
            <text:p>hair_slide</text:p>
          </table:table-cell>
          <table:table-cell office:value-type="float" office:value="0.203278086622" calcext:value-type="float">
            <text:p>0.2032780866</text:p>
          </table:table-cell>
          <table:table-cell/>
          <table:table-cell office:value-type="string" calcext:value-type="string">
            <text:p>hair_slide</text:p>
          </table:table-cell>
          <table:table-cell office:value-type="float" office:value="0.265220700387" calcext:value-type="float">
            <text:p>0.2652207004</text:p>
          </table:table-cell>
        </table:table-row>
        <table:table-row table:style-name="ro1">
          <table:table-cell office:value-type="string" calcext:value-type="string">
            <text:p>screwdriver</text:p>
          </table:table-cell>
          <table:table-cell office:value-type="float" office:value="0.178646733181" calcext:value-type="float">
            <text:p>0.1786467332</text:p>
          </table:table-cell>
          <table:table-cell/>
          <table:table-cell office:value-type="string" calcext:value-type="string">
            <text:p>switch</text:p>
          </table:table-cell>
          <table:table-cell office:value-type="float" office:value="0.236347297475" calcext:value-type="float">
            <text:p>0.2363472975</text:p>
          </table:table-cell>
        </table:table-row>
        <table:table-row table:style-name="ro1">
          <table:table-cell office:value-type="string" calcext:value-type="string">
            <text:p>packet</text:p>
          </table:table-cell>
          <table:table-cell office:value-type="float" office:value="0.170890354002" calcext:value-type="float">
            <text:p>0.170890354</text:p>
          </table:table-cell>
          <table:table-cell/>
          <table:table-cell office:value-type="string" calcext:value-type="string">
            <text:p>pill_bottle</text:p>
          </table:table-cell>
          <table:table-cell office:value-type="float" office:value="0.234617010144" calcext:value-type="float">
            <text:p>0.2346170101</text:p>
          </table:table-cell>
        </table:table-row>
        <table:table-row table:style-name="ro1">
          <table:table-cell office:value-type="string" calcext:value-type="string">
            <text:p>pill_bottle</text:p>
          </table:table-cell>
          <table:table-cell office:value-type="float" office:value="0.161202233338" calcext:value-type="float">
            <text:p>0.1612022333</text:p>
          </table:table-cell>
          <table:table-cell/>
          <table:table-cell office:value-type="string" calcext:value-type="string">
            <text:p>chime</text:p>
          </table:table-cell>
          <table:table-cell office:value-type="float" office:value="0.23303524496" calcext:value-type="float">
            <text:p>0.23303524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0.159876913469" calcext:value-type="float">
            <text:p>0.1598769135</text:p>
          </table:table-cell>
          <table:table-cell/>
          <table:table-cell office:value-type="string" calcext:value-type="string">
            <text:p>book_jacket</text:p>
          </table:table-cell>
          <table:table-cell office:value-type="float" office:value="0.221542060821" calcext:value-type="float">
            <text:p>0.2215420608</text:p>
          </table:table-cell>
        </table:table-row>
        <table:table-row table:style-name="ro1">
          <table:table-cell office:value-type="string" calcext:value-type="string">
            <text:p>binder</text:p>
          </table:table-cell>
          <table:table-cell office:value-type="float" office:value="0.158585981768" calcext:value-type="float">
            <text:p>0.1585859818</text:p>
          </table:table-cell>
          <table:table-cell/>
          <table:table-cell office:value-type="string" calcext:value-type="string">
            <text:p>screwdriver</text:p>
          </table:table-cell>
          <table:table-cell office:value-type="float" office:value="0.217943328521" calcext:value-type="float">
            <text:p>0.2179433285</text:p>
          </table:table-cell>
        </table:table-row>
        <table:table-row table:style-name="ro1">
          <table:table-cell office:value-type="string" calcext:value-type="string">
            <text:p>picket_fence</text:p>
          </table:table-cell>
          <table:table-cell office:value-type="float" office:value="0.15633885241" calcext:value-type="float">
            <text:p>0.1563388524</text:p>
          </table:table-cell>
          <table:table-cell/>
          <table:table-cell office:value-type="string" calcext:value-type="string">
            <text:p>packet</text:p>
          </table:table-cell>
          <table:table-cell office:value-type="float" office:value="0.203907472331" calcext:value-type="float">
            <text:p>0.20390747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Adult</text:p>
          </table:table-cell>
          <table:covered-table-cell table:style-name="ce4"/>
          <table:covered-table-cell table:style-name="ce7"/>
          <table:covered-table-cell table:number-columns-repeated="2" table:style-name="ce4"/>
        </table:table-row>
        <table:table-row table:style-name="ro1">
          <table:table-cell office:value-type="string" calcext:value-type="string">
            <text:p>bikini</text:p>
          </table:table-cell>
          <table:table-cell office:value-type="float" office:value="1.18958709473" calcext:value-type="float">
            <text:p>1.1895870947</text:p>
          </table:table-cell>
          <table:table-cell/>
          <table:table-cell office:value-type="string" calcext:value-type="string">
            <text:p>bikini</text:p>
          </table:table-cell>
          <table:table-cell office:value-type="float" office:value="1.24169322948" calcext:value-type="float">
            <text:p>1.2416932295</text:p>
          </table:table-cell>
        </table:table-row>
        <table:table-row table:style-name="ro1">
          <table:table-cell office:value-type="string" calcext:value-type="string">
            <text:p>swimming_trunks</text:p>
          </table:table-cell>
          <table:table-cell office:value-type="float" office:value="0.980229617456" calcext:value-type="float">
            <text:p>0.9802296175</text:p>
          </table:table-cell>
          <table:table-cell/>
          <table:table-cell office:value-type="string" calcext:value-type="string">
            <text:p>brassiere</text:p>
          </table:table-cell>
          <table:table-cell office:value-type="float" office:value="1.08935719038" calcext:value-type="float">
            <text:p>1.0893571904</text:p>
          </table:table-cell>
        </table:table-row>
        <table:table-row table:style-name="ro1">
          <table:table-cell office:value-type="string" calcext:value-type="string">
            <text:p>maillot</text:p>
          </table:table-cell>
          <table:table-cell office:value-type="float" office:value="0.877538895628" calcext:value-type="float">
            <text:p>0.8775388956</text:p>
          </table:table-cell>
          <table:table-cell/>
          <table:table-cell office:value-type="string" calcext:value-type="string">
            <text:p>swimming_trunks</text:p>
          </table:table-cell>
          <table:table-cell office:value-type="float" office:value="1.03381966685" calcext:value-type="float">
            <text:p>1.0338196669</text:p>
          </table:table-cell>
        </table:table-row>
        <table:table-row table:style-name="ro1">
          <table:table-cell office:value-type="string" calcext:value-type="string">
            <text:p>brassiere</text:p>
          </table:table-cell>
          <table:table-cell office:value-type="float" office:value="0.858867855295" calcext:value-type="float">
            <text:p>0.8588678553</text:p>
          </table:table-cell>
          <table:table-cell/>
          <table:table-cell office:value-type="string" calcext:value-type="string">
            <text:p>maillot</text:p>
          </table:table-cell>
          <table:table-cell office:value-type="float" office:value="1.03274166816" calcext:value-type="float">
            <text:p>1.0327416682</text:p>
          </table:table-cell>
        </table:table-row>
        <table:table-row table:style-name="ro1">
          <table:table-cell office:value-type="string" calcext:value-type="string">
            <text:p>tub</text:p>
          </table:table-cell>
          <table:table-cell office:value-type="float" office:value="0.833595252954" calcext:value-type="float">
            <text:p>0.833595253</text:p>
          </table:table-cell>
          <table:table-cell/>
          <table:table-cell office:value-type="string" calcext:value-type="string">
            <text:p>bathtub</text:p>
          </table:table-cell>
          <table:table-cell office:value-type="float" office:value="1.00351141673" calcext:value-type="float">
            <text:p>1.0035114167</text:p>
          </table:table-cell>
        </table:table-row>
        <table:table-row table:style-name="ro1">
          <table:table-cell office:value-type="string" calcext:value-type="string">
            <text:p>bathtub</text:p>
          </table:table-cell>
          <table:table-cell office:value-type="float" office:value="0.781716223437" calcext:value-type="float">
            <text:p>0.7817162234</text:p>
          </table:table-cell>
          <table:table-cell/>
          <table:table-cell office:value-type="string" calcext:value-type="string">
            <text:p>tub</text:p>
          </table:table-cell>
          <table:table-cell office:value-type="float" office:value="0.979359937117" calcext:value-type="float">
            <text:p>0.9793599371</text:p>
          </table:table-cell>
        </table:table-row>
        <table:table-row table:style-name="ro1">
          <table:table-cell office:value-type="string" calcext:value-type="string">
            <text:p>diaper</text:p>
          </table:table-cell>
          <table:table-cell office:value-type="float" office:value="0.781454412018" calcext:value-type="float">
            <text:p>0.781454412</text:p>
          </table:table-cell>
          <table:table-cell/>
          <table:table-cell office:value-type="string" calcext:value-type="string">
            <text:p>miniskirt</text:p>
          </table:table-cell>
          <table:table-cell office:value-type="float" office:value="0.919517069075" calcext:value-type="float">
            <text:p>0.9195170691</text:p>
          </table:table-cell>
        </table:table-row>
        <table:table-row table:style-name="ro1">
          <table:table-cell office:value-type="string" calcext:value-type="string">
            <text:p>miniskirt</text:p>
          </table:table-cell>
          <table:table-cell office:value-type="float" office:value="0.728387926638" calcext:value-type="float">
            <text:p>0.7283879266</text:p>
          </table:table-cell>
          <table:table-cell/>
          <table:table-cell office:value-type="string" calcext:value-type="string">
            <text:p>diaper</text:p>
          </table:table-cell>
          <table:table-cell office:value-type="float" office:value="0.919517069075" calcext:value-type="float">
            <text:p>0.9195170691</text:p>
          </table:table-cell>
        </table:table-row>
        <table:table-row table:style-name="ro1">
          <table:table-cell office:value-type="string" calcext:value-type="string">
            <text:p>bathing_cap</text:p>
          </table:table-cell>
          <table:table-cell office:value-type="float" office:value="0.479507945039" calcext:value-type="float">
            <text:p>0.479507945</text:p>
          </table:table-cell>
          <table:table-cell/>
          <table:table-cell office:value-type="string" calcext:value-type="string">
            <text:p>bathing_cap</text:p>
          </table:table-cell>
          <table:table-cell office:value-type="float" office:value="0.632099677068" calcext:value-type="float">
            <text:p>0.6320996771</text:p>
          </table:table-cell>
        </table:table-row>
        <table:table-row table:style-name="ro1">
          <table:table-cell office:value-type="string" calcext:value-type="string">
            <text:p>wig</text:p>
          </table:table-cell>
          <table:table-cell office:value-type="float" office:value="0.400745852317" calcext:value-type="float">
            <text:p>0.4007458523</text:p>
          </table:table-cell>
          <table:table-cell/>
          <table:table-cell office:value-type="string" calcext:value-type="string">
            <text:p>wig</text:p>
          </table:table-cell>
          <table:table-cell office:value-type="float" office:value="0.564891522084" calcext:value-type="float">
            <text:p>0.56489152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Alcohol</text:p>
          </table:table-cell>
          <table:covered-table-cell/>
          <table:covered-table-cell table:style-name="ce6"/>
          <table:covered-table-cell table:number-columns-repeated="2"/>
        </table:table-row>
        <table:table-row table:style-name="ro1">
          <table:table-cell office:value-type="string" calcext:value-type="string">
            <text:p>wine_bottle</text:p>
          </table:table-cell>
          <table:table-cell office:value-type="float" office:value="0.923504477093" calcext:value-type="float">
            <text:p>0.9235044771</text:p>
          </table:table-cell>
          <table:table-cell/>
          <table:table-cell office:value-type="string" calcext:value-type="string">
            <text:p>wine_bottle</text:p>
          </table:table-cell>
          <table:table-cell office:value-type="float" office:value="0.984958290327" calcext:value-type="float">
            <text:p>0.9849582903</text:p>
          </table:table-cell>
        </table:table-row>
        <table:table-row table:style-name="ro1">
          <table:table-cell office:value-type="string" calcext:value-type="string">
            <text:p>red_wine</text:p>
          </table:table-cell>
          <table:table-cell office:value-type="float" office:value="0.713784272266" calcext:value-type="float">
            <text:p>0.7137842723</text:p>
          </table:table-cell>
          <table:table-cell/>
          <table:table-cell office:value-type="string" calcext:value-type="string">
            <text:p>red_wine</text:p>
          </table:table-cell>
          <table:table-cell office:value-type="float" office:value="0.78127827612" calcext:value-type="float">
            <text:p>0.7812782761</text:p>
          </table:table-cell>
        </table:table-row>
        <table:table-row table:style-name="ro1">
          <table:table-cell office:value-type="string" calcext:value-type="string">
            <text:p>beer_bottle</text:p>
          </table:table-cell>
          <table:table-cell office:value-type="float" office:value="0.465823632828" calcext:value-type="float">
            <text:p>0.4658236328</text:p>
          </table:table-cell>
          <table:table-cell/>
          <table:table-cell office:value-type="string" calcext:value-type="string">
            <text:p>beer_bottle</text:p>
          </table:table-cell>
          <table:table-cell office:value-type="float" office:value="0.427071261271" calcext:value-type="float">
            <text:p>0.4270712613</text:p>
          </table:table-cell>
        </table:table-row>
        <table:table-row table:style-name="ro1">
          <table:table-cell office:value-type="string" calcext:value-type="string">
            <text:p>barrel</text:p>
          </table:table-cell>
          <table:table-cell office:value-type="float" office:value="0.43581110155" calcext:value-type="float">
            <text:p>0.4358111016</text:p>
          </table:table-cell>
          <table:table-cell/>
          <table:table-cell office:value-type="string" calcext:value-type="string">
            <text:p>barrel</text:p>
          </table:table-cell>
          <table:table-cell office:value-type="float" office:value="0.418873867317" calcext:value-type="float">
            <text:p>0.4188738673</text:p>
          </table:table-cell>
        </table:table-row>
        <table:table-row table:style-name="ro1">
          <table:table-cell office:value-type="string" calcext:value-type="string">
            <text:p>book_jacket</text:p>
          </table:table-cell>
          <table:table-cell office:value-type="float" office:value="0.34333115578" calcext:value-type="float">
            <text:p>0.3433311558</text:p>
          </table:table-cell>
          <table:table-cell/>
          <table:table-cell office:value-type="string" calcext:value-type="string">
            <text:p>beer_glass</text:p>
          </table:table-cell>
          <table:table-cell office:value-type="float" office:value="0.334650449046" calcext:value-type="float">
            <text:p>0.334650449</text:p>
          </table:table-cell>
        </table:table-row>
        <table:table-row table:style-name="ro1">
          <table:table-cell office:value-type="string" calcext:value-type="string">
            <text:p>beer_glass</text:p>
          </table:table-cell>
          <table:table-cell office:value-type="float" office:value="0.320072859611" calcext:value-type="float">
            <text:p>0.3200728596</text:p>
          </table:table-cell>
          <table:table-cell/>
          <table:table-cell office:value-type="string" calcext:value-type="string">
            <text:p>lotion</text:p>
          </table:table-cell>
          <table:table-cell office:value-type="float" office:value="0.323353954962" calcext:value-type="float">
            <text:p>0.323353955</text:p>
          </table:table-cell>
        </table:table-row>
        <table:table-row table:style-name="ro1">
          <table:table-cell office:value-type="string" calcext:value-type="string">
            <text:p>web_site</text:p>
          </table:table-cell>
          <table:table-cell office:value-type="float" office:value="0.279483230303" calcext:value-type="float">
            <text:p>0.2794832303</text:p>
          </table:table-cell>
          <table:table-cell/>
          <table:table-cell office:value-type="string" calcext:value-type="string">
            <text:p>book_jacket</text:p>
          </table:table-cell>
          <table:table-cell office:value-type="float" office:value="0.282927125817" calcext:value-type="float">
            <text:p>0.2829271258</text:p>
          </table:table-cell>
        </table:table-row>
        <table:table-row table:style-name="ro1">
          <table:table-cell office:value-type="string" calcext:value-type="string">
            <text:p>lotion</text:p>
          </table:table-cell>
          <table:table-cell office:value-type="float" office:value="0.259052877067" calcext:value-type="float">
            <text:p>0.2590528771</text:p>
          </table:table-cell>
          <table:table-cell/>
          <table:table-cell office:value-type="string" calcext:value-type="string">
            <text:p>envelope</text:p>
          </table:table-cell>
          <table:table-cell office:value-type="float" office:value="0.275660838378" calcext:value-type="float">
            <text:p>0.2756608384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float" office:value="0.251629808067" calcext:value-type="float">
            <text:p>0.2516298081</text:p>
          </table:table-cell>
          <table:table-cell/>
          <table:table-cell office:value-type="string" calcext:value-type="string">
            <text:p>rapeseed</text:p>
          </table:table-cell>
          <table:table-cell office:value-type="float" office:value="0.264263255255" calcext:value-type="float">
            <text:p>0.2642632553</text:p>
          </table:table-cell>
        </table:table-row>
        <table:table-row table:style-name="ro1">
          <table:table-cell office:value-type="string" calcext:value-type="string">
            <text:p>perfume</text:p>
          </table:table-cell>
          <table:table-cell office:value-type="float" office:value="0.248151350271" calcext:value-type="float">
            <text:p>0.2481513503</text:p>
          </table:table-cell>
          <table:table-cell/>
          <table:table-cell office:value-type="string" calcext:value-type="string">
            <text:p>puck</text:p>
          </table:table-cell>
          <table:table-cell office:value-type="float" office:value="0.245821928988" calcext:value-type="float">
            <text:p>0.24582192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Hunting</text:p>
          </table:table-cell>
          <table:covered-table-cell/>
          <table:covered-table-cell table:style-name="ce6"/>
          <table:covered-table-cell table:number-columns-repeated="2"/>
        </table:table-row>
        <table:table-row table:style-name="ro1">
          <table:table-cell office:value-type="string" calcext:value-type="string">
            <text:p>impala</text:p>
          </table:table-cell>
          <table:table-cell office:value-type="float" office:value="0.502860679193" calcext:value-type="float">
            <text:p>0.5028606792</text:p>
          </table:table-cell>
          <table:table-cell/>
          <table:table-cell office:value-type="string" calcext:value-type="string">
            <text:p>hartebeest</text:p>
          </table:table-cell>
          <table:table-cell office:value-type="float" office:value="0.63702429432" calcext:value-type="float">
            <text:p>0.6370242943</text:p>
          </table:table-cell>
        </table:table-row>
        <table:table-row table:style-name="ro1">
          <table:table-cell office:value-type="string" calcext:value-type="string">
            <text:p>ibex</text:p>
          </table:table-cell>
          <table:table-cell office:value-type="float" office:value="0.499285436129" calcext:value-type="float">
            <text:p>0.4992854361</text:p>
          </table:table-cell>
          <table:table-cell/>
          <table:table-cell office:value-type="string" calcext:value-type="string">
            <text:p>impala</text:p>
          </table:table-cell>
          <table:table-cell office:value-type="float" office:value="0.561078432596" calcext:value-type="float">
            <text:p>0.5610784326</text:p>
          </table:table-cell>
        </table:table-row>
        <table:table-row table:style-name="ro1">
          <table:table-cell office:value-type="string" calcext:value-type="string">
            <text:p>hartebeest</text:p>
          </table:table-cell>
          <table:table-cell office:value-type="float" office:value="0.499237909954" calcext:value-type="float">
            <text:p>0.49923791</text:p>
          </table:table-cell>
          <table:table-cell/>
          <table:table-cell office:value-type="string" calcext:value-type="string">
            <text:p>ibex</text:p>
          </table:table-cell>
          <table:table-cell office:value-type="float" office:value="0.48730126012" calcext:value-type="float">
            <text:p>0.4873012601</text:p>
          </table:table-cell>
        </table:table-row>
        <table:table-row table:style-name="ro1">
          <table:table-cell office:value-type="string" calcext:value-type="string">
            <text:p>gazelle</text:p>
          </table:table-cell>
          <table:table-cell office:value-type="float" office:value="0.400635556819" calcext:value-type="float">
            <text:p>0.4006355568</text:p>
          </table:table-cell>
          <table:table-cell/>
          <table:table-cell office:value-type="string" calcext:value-type="string">
            <text:p>gazelle</text:p>
          </table:table-cell>
          <table:table-cell office:value-type="float" office:value="0.466354287081" calcext:value-type="float">
            <text:p>0.4663542871</text:p>
          </table:table-cell>
        </table:table-row>
        <table:table-row table:style-name="ro1">
          <table:table-cell office:value-type="string" calcext:value-type="string">
            <text:p>bighorn</text:p>
          </table:table-cell>
          <table:table-cell office:value-type="float" office:value="0.336146357586" calcext:value-type="float">
            <text:p>0.3361463576</text:p>
          </table:table-cell>
          <table:table-cell/>
          <table:table-cell office:value-type="string" calcext:value-type="string">
            <text:p>bighorn</text:p>
          </table:table-cell>
          <table:table-cell office:value-type="float" office:value="0.365904695709" calcext:value-type="float">
            <text:p>0.3659046957</text:p>
          </table:table-cell>
        </table:table-row>
        <table:table-row table:style-name="ro1">
          <table:table-cell office:value-type="string" calcext:value-type="string">
            <text:p>book_jacket</text:p>
          </table:table-cell>
          <table:table-cell office:value-type="float" office:value="0.314385236685" calcext:value-type="float">
            <text:p>0.3143852367</text:p>
          </table:table-cell>
          <table:table-cell/>
          <table:table-cell office:value-type="string" calcext:value-type="string">
            <text:p>ox</text:p>
          </table:table-cell>
          <table:table-cell office:value-type="float" office:value="0.328796664797" calcext:value-type="float">
            <text:p>0.3287966648</text:p>
          </table:table-cell>
        </table:table-row>
        <table:table-row table:style-name="ro1">
          <table:table-cell office:value-type="string" calcext:value-type="string">
            <text:p>ox</text:p>
          </table:table-cell>
          <table:table-cell office:value-type="float" office:value="0.237012629451" calcext:value-type="float">
            <text:p>0.2370126295</text:p>
          </table:table-cell>
          <table:table-cell/>
          <table:table-cell office:value-type="string" calcext:value-type="string">
            <text:p>book_jacket</text:p>
          </table:table-cell>
          <table:table-cell office:value-type="float" office:value="0.325180550083" calcext:value-type="float">
            <text:p>0.3251805501</text:p>
          </table:table-cell>
        </table:table-row>
        <table:table-row table:style-name="ro1">
          <table:table-cell office:value-type="string" calcext:value-type="string">
            <text:p>water_buffalo</text:p>
          </table:table-cell>
          <table:table-cell office:value-type="float" office:value="0.215440109408" calcext:value-type="float">
            <text:p>0.2154401094</text:p>
          </table:table-cell>
          <table:table-cell/>
          <table:table-cell office:value-type="string" calcext:value-type="string">
            <text:p>warthog</text:p>
          </table:table-cell>
          <table:table-cell office:value-type="float" office:value="0.296573241505" calcext:value-type="float">
            <text:p>0.2965732415</text:p>
          </table:table-cell>
        </table:table-row>
        <table:table-row table:style-name="ro1">
          <table:table-cell office:value-type="string" calcext:value-type="string">
            <text:p>lakeside</text:p>
          </table:table-cell>
          <table:table-cell office:value-type="float" office:value="0.214271398973" calcext:value-type="float">
            <text:p>0.214271399</text:p>
          </table:table-cell>
          <table:table-cell/>
          <table:table-cell office:value-type="string" calcext:value-type="string">
            <text:p>water_buffalo</text:p>
          </table:table-cell>
          <table:table-cell office:value-type="float" office:value="0.25757442828" calcext:value-type="float">
            <text:p>0.2575744283</text:p>
          </table:table-cell>
        </table:table-row>
        <table:table-row table:style-name="ro1">
          <table:table-cell office:value-type="string" calcext:value-type="string">
            <text:p>bison</text:p>
          </table:table-cell>
          <table:table-cell office:value-type="float" office:value="0.212828769524" calcext:value-type="float">
            <text:p>0.2128287695</text:p>
          </table:table-cell>
          <table:table-cell/>
          <table:table-cell office:value-type="string" calcext:value-type="string">
            <text:p>American_black_bear</text:p>
          </table:table-cell>
          <table:table-cell office:value-type="float" office:value="0.248990577004" calcext:value-type="float">
            <text:p>0.2489905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News</text:p>
          </table:table-cell>
          <table:covered-table-cell/>
          <table:covered-table-cell table:style-name="ce6"/>
          <table:covered-table-cell table:number-columns-repeated="2"/>
        </table:table-row>
        <table:table-row table:style-name="ro1">
          <table:table-cell office:value-type="string" calcext:value-type="string">
            <text:p>web_site</text:p>
          </table:table-cell>
          <table:table-cell office:value-type="float" office:value="0.574032855435" calcext:value-type="float">
            <text:p>0.5740328554</text:p>
          </table:table-cell>
          <table:table-cell/>
          <table:table-cell office:value-type="string" calcext:value-type="string">
            <text:p>web_site</text:p>
          </table:table-cell>
          <table:table-cell office:value-type="float" office:value="0.570044241292" calcext:value-type="float">
            <text:p>0.5700442413</text:p>
          </table:table-cell>
        </table:table-row>
        <table:table-row table:style-name="ro1">
          <table:table-cell office:value-type="string" calcext:value-type="string">
            <text:p>suit</text:p>
          </table:table-cell>
          <table:table-cell office:value-type="float" office:value="0.351457062772" calcext:value-type="float">
            <text:p>0.3514570628</text:p>
          </table:table-cell>
          <table:table-cell/>
          <table:table-cell office:value-type="string" calcext:value-type="string">
            <text:p>suit</text:p>
          </table:table-cell>
          <table:table-cell office:value-type="float" office:value="0.427462265788" calcext:value-type="float">
            <text:p>0.4274622658</text:p>
          </table:table-cell>
        </table:table-row>
        <table:table-row table:style-name="ro1">
          <table:table-cell office:value-type="string" calcext:value-type="string">
            <text:p>book_jacket</text:p>
          </table:table-cell>
          <table:table-cell office:value-type="float" office:value="0.319530438679" calcext:value-type="float">
            <text:p>0.3195304387</text:p>
          </table:table-cell>
          <table:table-cell/>
          <table:table-cell office:value-type="string" calcext:value-type="string">
            <text:p>book_jacket</text:p>
          </table:table-cell>
          <table:table-cell office:value-type="float" office:value="0.414591206243" calcext:value-type="float">
            <text:p>0.4145912062</text:p>
          </table:table-cell>
        </table:table-row>
        <table:table-row table:style-name="ro1">
          <table:table-cell office:value-type="string" calcext:value-type="string">
            <text:p>scoreboard</text:p>
          </table:table-cell>
          <table:table-cell office:value-type="float" office:value="0.291132256497" calcext:value-type="float">
            <text:p>0.2911322565</text:p>
          </table:table-cell>
          <table:table-cell/>
          <table:table-cell office:value-type="string" calcext:value-type="string">
            <text:p>envelope</text:p>
          </table:table-cell>
          <table:table-cell office:value-type="float" office:value="0.319402220802" calcext:value-type="float">
            <text:p>0.3194022208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float" office:value="0.264797285694" calcext:value-type="float">
            <text:p>0.2647972857</text:p>
          </table:table-cell>
          <table:table-cell/>
          <table:table-cell office:value-type="string" calcext:value-type="string">
            <text:p>street_sign</text:p>
          </table:table-cell>
          <table:table-cell office:value-type="float" office:value="0.312786753184" calcext:value-type="float">
            <text:p>0.3127867532</text:p>
          </table:table-cell>
        </table:table-row>
        <table:table-row table:style-name="ro1">
          <table:table-cell office:value-type="string" calcext:value-type="string">
            <text:p>comic_book</text:p>
          </table:table-cell>
          <table:table-cell office:value-type="float" office:value="0.25222002015" calcext:value-type="float">
            <text:p>0.2522200202</text:p>
          </table:table-cell>
          <table:table-cell/>
          <table:table-cell office:value-type="string" calcext:value-type="string">
            <text:p>lab_coat</text:p>
          </table:table-cell>
          <table:table-cell office:value-type="float" office:value="0.309012079187" calcext:value-type="float">
            <text:p>0.3090120792</text:p>
          </table:table-cell>
        </table:table-row>
        <table:table-row table:style-name="ro1">
          <table:table-cell office:value-type="string" calcext:value-type="string">
            <text:p>menu</text:p>
          </table:table-cell>
          <table:table-cell office:value-type="float" office:value="0.249787401248" calcext:value-type="float">
            <text:p>0.2497874012</text:p>
          </table:table-cell>
          <table:table-cell/>
          <table:table-cell office:value-type="string" calcext:value-type="string">
            <text:p>scoreboard</text:p>
          </table:table-cell>
          <table:table-cell office:value-type="float" office:value="0.296740075522" calcext:value-type="float">
            <text:p>0.2967400755</text:p>
          </table:table-cell>
        </table:table-row>
        <table:table-row table:style-name="ro1">
          <table:table-cell office:value-type="string" calcext:value-type="string">
            <text:p>street_sign</text:p>
          </table:table-cell>
          <table:table-cell office:value-type="float" office:value="0.204708372026" calcext:value-type="float">
            <text:p>0.204708372</text:p>
          </table:table-cell>
          <table:table-cell/>
          <table:table-cell office:value-type="string" calcext:value-type="string">
            <text:p>digital_clock</text:p>
          </table:table-cell>
          <table:table-cell office:value-type="float" office:value="0.292415145378" calcext:value-type="float">
            <text:p>0.2924151454</text:p>
          </table:table-cell>
        </table:table-row>
        <table:table-row table:style-name="ro1">
          <table:table-cell office:value-type="string" calcext:value-type="string">
            <text:p>stage</text:p>
          </table:table-cell>
          <table:table-cell office:value-type="float" office:value="0.200315920262" calcext:value-type="float">
            <text:p>0.2003159203</text:p>
          </table:table-cell>
          <table:table-cell/>
          <table:table-cell office:value-type="string" calcext:value-type="string">
            <text:p>stage</text:p>
          </table:table-cell>
          <table:table-cell office:value-type="float" office:value="0.269498964814" calcext:value-type="float">
            <text:p>0.2694989648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office:value-type="float" office:value="0.180218266946" calcext:value-type="float">
            <text:p>0.1802182669</text:p>
          </table:table-cell>
          <table:table-cell/>
          <table:table-cell office:value-type="string" calcext:value-type="string">
            <text:p>comic_book</text:p>
          </table:table-cell>
          <table:table-cell office:value-type="float" office:value="0.266754733176" calcext:value-type="float">
            <text:p>0.26675473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Medical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ab_coat</text:p>
          </table:table-cell>
          <table:table-cell office:value-type="float" office:value="0.42919487252" calcext:value-type="float">
            <text:p>0.4291948725</text:p>
          </table:table-cell>
          <table:table-cell/>
          <table:table-cell office:value-type="string" calcext:value-type="string">
            <text:p>lab_coat</text:p>
          </table:table-cell>
          <table:table-cell office:value-type="float" office:value="0.432096453112" calcext:value-type="float">
            <text:p>0.4320964531</text:p>
          </table:table-cell>
        </table:table-row>
        <table:table-row table:style-name="ro1">
          <table:table-cell office:value-type="string" calcext:value-type="string">
            <text:p>web_site</text:p>
          </table:table-cell>
          <table:table-cell office:value-type="float" office:value="0.363506435214" calcext:value-type="float">
            <text:p>0.3635064352</text:p>
          </table:table-cell>
          <table:table-cell/>
          <table:table-cell office:value-type="string" calcext:value-type="string">
            <text:p>web_site</text:p>
          </table:table-cell>
          <table:table-cell office:value-type="float" office:value="0.351278209153" calcext:value-type="float">
            <text:p>0.3512782092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float" office:value="0.335401101925" calcext:value-type="float">
            <text:p>0.3354011019</text:p>
          </table:table-cell>
          <table:table-cell/>
          <table:table-cell office:value-type="string" calcext:value-type="string">
            <text:p>envelope</text:p>
          </table:table-cell>
          <table:table-cell office:value-type="float" office:value="0.319914083335" calcext:value-type="float">
            <text:p>0.3199140833</text:p>
          </table:table-cell>
        </table:table-row>
        <table:table-row table:style-name="ro1">
          <table:table-cell office:value-type="string" calcext:value-type="string">
            <text:p>street_sign</text:p>
          </table:table-cell>
          <table:table-cell office:value-type="float" office:value="0.250052939364" calcext:value-type="float">
            <text:p>0.2500529394</text:p>
          </table:table-cell>
          <table:table-cell/>
          <table:table-cell office:value-type="string" calcext:value-type="string">
            <text:p>digital_clock</text:p>
          </table:table-cell>
          <table:table-cell office:value-type="float" office:value="0.270250297018" calcext:value-type="float">
            <text:p>0.270250297</text:p>
          </table:table-cell>
        </table:table-row>
        <table:table-row table:style-name="ro1">
          <table:table-cell office:value-type="string" calcext:value-type="string">
            <text:p>suit</text:p>
          </table:table-cell>
          <table:table-cell office:value-type="float" office:value="0.211531097387" calcext:value-type="float">
            <text:p>0.2115310974</text:p>
          </table:table-cell>
          <table:table-cell/>
          <table:table-cell office:value-type="string" calcext:value-type="string">
            <text:p>book_jacket</text:p>
          </table:table-cell>
          <table:table-cell office:value-type="float" office:value="0.247605832682" calcext:value-type="float">
            <text:p>0.2476058327</text:p>
          </table:table-cell>
        </table:table-row>
        <table:table-row table:style-name="ro1">
          <table:table-cell office:value-type="string" calcext:value-type="string">
            <text:p>Band_Aid</text:p>
          </table:table-cell>
          <table:table-cell office:value-type="float" office:value="0.200397881735" calcext:value-type="float">
            <text:p>0.2003978817</text:p>
          </table:table-cell>
          <table:table-cell/>
          <table:table-cell office:value-type="string" calcext:value-type="string">
            <text:p>street_sign</text:p>
          </table:table-cell>
          <table:table-cell office:value-type="float" office:value="0.235032781181" calcext:value-type="float">
            <text:p>0.2350327812</text:p>
          </table:table-cell>
        </table:table-row>
        <table:table-row table:style-name="ro1">
          <table:table-cell office:value-type="string" calcext:value-type="string">
            <text:p>book_jacket</text:p>
          </table:table-cell>
          <table:table-cell office:value-type="float" office:value="0.199410219161" calcext:value-type="float">
            <text:p>0.1994102192</text:p>
          </table:table-cell>
          <table:table-cell/>
          <table:table-cell office:value-type="string" calcext:value-type="string">
            <text:p>picket_fence</text:p>
          </table:table-cell>
          <table:table-cell office:value-type="float" office:value="0.20073040523" calcext:value-type="float">
            <text:p>0.2007304052</text:p>
          </table:table-cell>
        </table:table-row>
        <table:table-row table:style-name="ro1">
          <table:table-cell office:value-type="string" calcext:value-type="string">
            <text:p>digital_clock</text:p>
          </table:table-cell>
          <table:table-cell office:value-type="float" office:value="0.172854268155" calcext:value-type="float">
            <text:p>0.1728542682</text:p>
          </table:table-cell>
          <table:table-cell/>
          <table:table-cell office:value-type="string" calcext:value-type="string">
            <text:p>Band_Aid</text:p>
          </table:table-cell>
          <table:table-cell office:value-type="float" office:value="0.199055669411" calcext:value-type="float">
            <text:p>0.1990556694</text:p>
          </table:table-cell>
        </table:table-row>
        <table:table-row table:style-name="ro1">
          <table:table-cell office:value-type="string" calcext:value-type="string">
            <text:p>nail</text:p>
          </table:table-cell>
          <table:table-cell office:value-type="float" office:value="0.167222782514" calcext:value-type="float">
            <text:p>0.1672227825</text:p>
          </table:table-cell>
          <table:table-cell/>
          <table:table-cell office:value-type="string" calcext:value-type="string">
            <text:p>suit</text:p>
          </table:table-cell>
          <table:table-cell office:value-type="float" office:value="0.196566910288" calcext:value-type="float">
            <text:p>0.1965669103</text:p>
          </table:table-cell>
        </table:table-row>
        <table:table-row table:style-name="ro1">
          <table:table-cell office:value-type="string" calcext:value-type="string">
            <text:p>stethoscope</text:p>
          </table:table-cell>
          <table:table-cell office:value-type="float" office:value="0.160205282423" calcext:value-type="float">
            <text:p>0.1602052824</text:p>
          </table:table-cell>
          <table:table-cell/>
          <table:table-cell office:value-type="string" calcext:value-type="string">
            <text:p>binder</text:p>
          </table:table-cell>
          <table:table-cell office:value-type="float" office:value="0.172502691995" calcext:value-type="float">
            <text:p>0.17250269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Religion</text:p>
          </table:table-cell>
          <table:covered-table-cell table:style-name="ce4"/>
          <table:covered-table-cell table:style-name="ce8"/>
          <table:covered-table-cell table:number-columns-repeated="2" table:style-name="ce4"/>
        </table:table-row>
        <table:table-row table:style-name="ro1">
          <table:table-cell office:value-type="string" calcext:value-type="string">
            <text:p>church</text:p>
          </table:table-cell>
          <table:table-cell office:value-type="float" office:value="0.499011246463" calcext:value-type="float">
            <text:p>0.4990112465</text:p>
          </table:table-cell>
          <table:table-cell/>
          <table:table-cell office:value-type="string" calcext:value-type="string">
            <text:p>church</text:p>
          </table:table-cell>
          <table:table-cell office:value-type="float" office:value="0.515146040494" calcext:value-type="float">
            <text:p>0.5151460405</text:p>
          </table:table-cell>
        </table:table-row>
        <table:table-row table:style-name="ro1">
          <table:table-cell office:value-type="string" calcext:value-type="string">
            <text:p>book_jacket</text:p>
          </table:table-cell>
          <table:table-cell office:value-type="float" office:value="0.4199436256" calcext:value-type="float">
            <text:p>0.4199436256</text:p>
          </table:table-cell>
          <table:table-cell/>
          <table:table-cell office:value-type="string" calcext:value-type="string">
            <text:p>book_jacket</text:p>
          </table:table-cell>
          <table:table-cell office:value-type="float" office:value="0.366001693942" calcext:value-type="float">
            <text:p>0.3660016939</text:p>
          </table:table-cell>
        </table:table-row>
        <table:table-row table:style-name="ro1">
          <table:table-cell office:value-type="string" calcext:value-type="string">
            <text:p>web_site</text:p>
          </table:table-cell>
          <table:table-cell office:value-type="float" office:value="0.339490809654" calcext:value-type="float">
            <text:p>0.3394908097</text:p>
          </table:table-cell>
          <table:table-cell/>
          <table:table-cell office:value-type="string" calcext:value-type="string">
            <text:p>web_site</text:p>
          </table:table-cell>
          <table:table-cell office:value-type="float" office:value="0.323607870442" calcext:value-type="float">
            <text:p>0.3236078704</text:p>
          </table:table-cell>
        </table:table-row>
        <table:table-row table:style-name="ro1">
          <table:table-cell office:value-type="string" calcext:value-type="string">
            <text:p>street_sign</text:p>
          </table:table-cell>
          <table:table-cell office:value-type="float" office:value="0.252764910581" calcext:value-type="float">
            <text:p>0.2527649106</text:p>
          </table:table-cell>
          <table:table-cell/>
          <table:table-cell office:value-type="string" calcext:value-type="string">
            <text:p>envelope</text:p>
          </table:table-cell>
          <table:table-cell office:value-type="float" office:value="0.278720327123" calcext:value-type="float">
            <text:p>0.2787203271</text:p>
          </table:table-cell>
        </table:table-row>
        <table:table-row table:style-name="ro1">
          <table:table-cell office:value-type="string" calcext:value-type="string">
            <text:p>altar</text:p>
          </table:table-cell>
          <table:table-cell office:value-type="float" office:value="0.246145548099" calcext:value-type="float">
            <text:p>0.2461455481</text:p>
          </table:table-cell>
          <table:table-cell/>
          <table:table-cell office:value-type="string" calcext:value-type="string">
            <text:p>vestment</text:p>
          </table:table-cell>
          <table:table-cell office:value-type="float" office:value="0.243533432638" calcext:value-type="float">
            <text:p>0.2435334326</text:p>
          </table:table-cell>
        </table:table-row>
        <table:table-row table:style-name="ro1">
          <table:table-cell office:value-type="string" calcext:value-type="string">
            <text:p>menu</text:p>
          </table:table-cell>
          <table:table-cell office:value-type="float" office:value="0.23417568867" calcext:value-type="float">
            <text:p>0.2341756887</text:p>
          </table:table-cell>
          <table:table-cell/>
          <table:table-cell office:value-type="string" calcext:value-type="string">
            <text:p>digital_clock</text:p>
          </table:table-cell>
          <table:table-cell office:value-type="float" office:value="0.23206523246" calcext:value-type="float">
            <text:p>0.2320652325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float" office:value="0.226660720092" calcext:value-type="float">
            <text:p>0.2266607201</text:p>
          </table:table-cell>
          <table:table-cell/>
          <table:table-cell office:value-type="string" calcext:value-type="string">
            <text:p>altar</text:p>
          </table:table-cell>
          <table:table-cell office:value-type="float" office:value="0.231731308942" calcext:value-type="float">
            <text:p>0.2317313089</text:p>
          </table:table-cell>
        </table:table-row>
        <table:table-row table:style-name="ro1">
          <table:table-cell office:value-type="string" calcext:value-type="string">
            <text:p>vestment</text:p>
          </table:table-cell>
          <table:table-cell office:value-type="float" office:value="0.21384680857" calcext:value-type="float">
            <text:p>0.2138468086</text:p>
          </table:table-cell>
          <table:table-cell/>
          <table:table-cell office:value-type="string" calcext:value-type="string">
            <text:p>street_sign</text:p>
          </table:table-cell>
          <table:table-cell office:value-type="float" office:value="0.230411928583" calcext:value-type="float">
            <text:p>0.2304119286</text:p>
          </table:table-cell>
        </table:table-row>
        <table:table-row table:style-name="ro1">
          <table:table-cell office:value-type="string" calcext:value-type="string">
            <text:p>wardrobe</text:p>
          </table:table-cell>
          <table:table-cell office:value-type="float" office:value="0.212771436971" calcext:value-type="float">
            <text:p>0.212771437</text:p>
          </table:table-cell>
          <table:table-cell/>
          <table:table-cell office:value-type="string" calcext:value-type="string">
            <text:p>menu</text:p>
          </table:table-cell>
          <table:table-cell office:value-type="float" office:value="0.209483298797" calcext:value-type="float">
            <text:p>0.2094832988</text:p>
          </table:table-cell>
        </table:table-row>
        <table:table-row table:style-name="ro1">
          <table:table-cell office:value-type="string" calcext:value-type="string">
            <text:p>picket_fence</text:p>
          </table:table-cell>
          <table:table-cell office:value-type="float" office:value="0.202849661002" calcext:value-type="float">
            <text:p>0.202849661</text:p>
          </table:table-cell>
          <table:table-cell/>
          <table:table-cell office:value-type="string" calcext:value-type="string">
            <text:p>wardrobe</text:p>
          </table:table-cell>
          <table:table-cell office:value-type="float" office:value="0.204891408534" calcext:value-type="float">
            <text:p>0.2048914085</text:p>
          </table:table-cell>
        </table:table-row>
        <table:table-row table:style-name="ro1" table:number-rows-repeated="10484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0:13:55.178187772</meta:creation-date>
    <dc:date>2017-12-15T00:20:43.527164677</dc:date>
    <meta:editing-duration>PT6M48S</meta:editing-duration>
    <meta:editing-cycles>1</meta:editing-cycles>
    <meta:document-statistic meta:table-count="1" meta:cell-count="412" meta:object-count="0"/>
    <meta:generator>LibreOffice/5.1.6.2$Linux_X86_64 LibreOffice_project/10m0$Build-2</meta:generator>
  </office:meta>
</office:document-meta>
</file>